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he aim I set myself while working on Constructs was to “gain a greater understanding of what it means to be a gameplay programmer with the constraints of being part of a group of programmers while using a foreign engine”. I also concluded in my context review that “a gameplay programmers role in a story driven game is to create unobtrusive mechanics which help keep the player engaged throughout the telling of the story”. Therefore this document will try to address whether these aims have been met.</text:p>
      <text:p text:style-name="Standard"/>
      <text:p text:style-name="Standard"><text:tab/>In relation to the first point I would like to think that I have gained a greater understanding of what it means to be a gameplay programmer. My main role during the course of creating Constructs was to create an environment for the player to experience the game world. This involved many different steps, such as: Creating a graphical environment for the player to admire, creating interesting mechanics to keep the player engaged, and setting up a system to make it easy to edit things within the game. The last point here intrigued me as not only did I have to create an environment within the game for the player I also had to create an environment for adding the game elements to the code. This is something I did not foresee doing. </text:p>
      <text:p text:style-name="Standard"/>
      <text:p text:style-name="Standard"><text:tab/>From working on Constructs I feel I have developer a greater understanding of the role of a gameplay programmer within a multi disciplinary team. The gameplay programmer acts as an intermediate between the development team and the actually players. <text:s/>Let me expand on this a little. For example you take what the engineers create, such as the ability to play sound file, and mould it to the needs of the application. You also take the art assets from the artists and place them within the environment within the game. Then comes working with the designers to create and shape the gameplay mechanics. You are almost like a funnel, you take all the bits and pieces that are necessary to make a game and mould these to form the final unified vision of the team. </text:p>
      <text:p text:style-name="Standard"/>
      <text:p text:style-name="Standard"><text:tab/>Now I intend to explore how my role ass a gameplay programmer developed over the course of creating Constructs. Constructs is a game which allows the player to explore a foreign world through the eyes of an alien. It contains cut scenes to tell the story as well as a building mechanic and flicking mechanic which allows the player to engage with the game world. I would like to think that this meets the criteria I specified for myself which was as stated “ … to create unobtrusive mechanics which help keep the player engaged throughout the telling of the story”. The cut scenes empower the telling of the story and the mechanics engage the player within the game world, without becoming the sole focus of the game.</text:p>
      <text:p text:style-name="Standard"/>
      <text:p text:style-name="Standard"><text:tab/>During the development of Constructs I learned many valuable lessons. One such lesson I learnt was how long it takes to create complete game mechanics. Let me elaborate more on what I mean by complete game mechanics with an example. I managed to create both mechanics demonstrated within Constructs by February. This task, while not easy, did not take a considerable amount of time. What consumed the most time was iterating on these mechanics and polishing them to make them more complete. Take for example the building mechanic, when it was in its infancy it had many slight issues such as when you passed over one build piece while holding another, it had a chance of selecting the second piece. Or how the player was able to move a piece even when it was in the correct position. Little issues such as these make the mechanic feel incomplete and it can stop the player from doing what they intend to do, which in turn alienates the player from the game world. One of my main tasks was to stop the player from feeling alienated therefore it became a priority to fix these issues. However fixing these issues takes time which is something I had not calculated on, and hence ate away at time that could have been spent elsewhere. This in turn meant that my tasks kept getting pushed back and eventually meant features were cut.</text:p>
      <text:p text:style-name="Standard"><text:soft-page-break/><text:tab/>Another lesson I have gained from this experience is how reliant you are on your team members. For example take the lost of one of our team members, a coder. This was shortly after Christmas which is around half way through development process. Unfortunately the timing of their departure meant that the initial code they had added to the project, which was mainly used for testing purposes, was unable to be used in the final game. This meant that the other engine programmer became designated with their tasks, as they were an engine programmer. It also meant I was tasked with porting to Constructs to the iPad. It became apparent very quickly how much difference it made having another programmer on this project, and how much more work we had placed upon our shoulders now. We were relying on this team member to complete their tasks and unfortunately they didn't which meant we had to pick up the slack. The main point I took away from this lesson was how reliant everyone is on each other to complete the task specified to them. </text:p>
      <text:p text:style-name="Standard"/>
      <text:p text:style-name="Standard"><text:tab/>This also expands into another lesson which is to try and complete a task as quickly and effectively as you can. As a gameplay programmer I became very reliant upon the other team members to complete there tasks. As stated above I believe the gameplay programmer acts as a funnel, to take all the code, assets and ideas and to create a game with them. So without the assets, code and ideas the gameplay programmer has little to work with. That isn't to say that there are no tasks which can be complete, for example when not working on something I would discuss the game mechanics with our game designer to polish our ideas. If not for the hard effort from the rest of the team the gameplay programmer would not have gameplay to implement. Hence you become reliant on your team members to complete there tasks quickly so that you have 'assets' to work with ,and use, to create the gameplay. However this is not one sided as I discovered. For example if your team members are productive then you have a back log of work that needs to be implemented. This is a case I found myself in within the project. It came to a point where there were assets created that were excluded from the build as I did not have time to implement them. I felt bad about this as the team had worked hard on these features and they aren't shown within the game. In retrospective it would have been nice to have another gameplay programmer to implement these missing features. However perhaps if we had not lost a team member I may have been able to complete more of my tasks.</text:p>
      <text:p text:style-name="Standard"><text:tab/> </text:p>
      <text:p text:style-name="Standard"><text:tab/>During the course of creating Constructs I feel I have learned many lesson and taken away a much deeper knowledge on what it means to be a gameplay programmer. I would like to come back to the two points I made at the beginning of this essay. I stated my aim was to “gain a greater understanding of what it means to be a gameplay programmer with the constraints of being part of a group of programmers while using a foreign engine”. To me a gameplay programmers role is to act an intermediate between the assets and the final game. The gameplay programmer pulls together all the assets from each department and creates an environment for a player to play in. This is but a overview of what I feel a gameplay programmer does and their role is not limited to this alone. There are other task such as iterating on gameplay to make it more fluid and enjoyable which are encompassed as part of being a gameplay programmer. In reference to working with a foreign engine I see this as a successful venture. The end product is a game which runs using the Marmalade SDK and appears to be stable. </text:p>
      <text:p text:style-name="Standard"/>
      <text:p text:style-name="Standard"><text:tab/>Now in reference to my second point which is “a gameplay programmers role in a story driven game is to create unobtrusive mechanics which help keep the player engaged throughout the telling of the story”. The mechanics that have been created have attempted to make it as user friendly as possible. A lot of polish went into the building mechanic to try and make it intuitive and easy to use for the player. This mechanic is used in two cases, both of which are relating to the <text:soft-page-break/>story. From this I would like to conclude that it has been a successful attempt at created an unobtrusive mechanic that enhances the story without alienating the player. While saying this perhaps a little more time could have been used to try and create more interactivity for the player with the game. On a final note, many useful lessons have been learned and a lot of valuable knowledge has been gained. All of which have helped to develop me into a much more proficient productive gameplay progra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0901264<text:tab/>Task 6 – Personal Reflection<text:tab/>AG0960A</text:p>
      </style:header>
      <style:footer>
        <text:p text:style-name="Footer">Jonathan Jones<text:tab/><text:tab/>pg<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han Jones</meta:initial-creator>
    <meta:creation-date>2012-05-17T12:53:43.90</meta:creation-date>
    <dc:date>2012-05-18T04:09:42.58</dc:date>
    <dc:creator>Jonathan Jones</dc:creator>
    <meta:editing-duration>PT15H15M57S</meta:editing-duration>
    <meta:editing-cycles>4</meta:editing-cycles>
    <meta:generator>OpenOffice.org/3.3$Win32 OpenOffice.org_project/330m20$Build-9567</meta:generator>
    <meta:printed-by>Jonathan Jones</meta:printed-by>
    <meta:print-date>2012-05-18T03:12:49.25</meta:print-date>
    <meta:document-statistic meta:table-count="0" meta:image-count="0" meta:object-count="0" meta:page-count="3" meta:paragraph-count="12" meta:word-count="1577" meta:character-count="8772"/>
  </office:meta>
</office:document-meta>
</file>